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list-style-name="L1">
      <loext:graphic-properties draw:fill="solid" draw:fill-color="#ffffff" draw:opacity="100%"/>
      <style:paragraph-properties fo:margin-top="0cm" fo:margin-bottom="0cm" loext:contextual-spacing="false" fo:line-height="144%" fo:background-color="#ffffff" fo:padding="0cm" fo:border="none" style:writing-mode="lr-tb"/>
      <style:text-properties fo:font-variant="normal" fo:text-transform="none" fo:color="#111111" style:text-line-through-style="none" style:text-line-through-type="none" style:font-name="Roboto" fo:font-size="23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 fo:font-size="14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 fo:font-size="11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cm" fo:margin-bottom="0cm" loext:contextual-spacing="false" fo:line-height="138%" style:writing-mode="lr-tb"/>
    </style:style>
    <style:style style:name="P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8" style:family="paragraph" style:parent-style-name="Text_20_body" style:list-style-name="L1">
      <loext:graphic-properties draw:fill="none" draw:fill-color="#ffffff"/>
      <style:paragraph-properties fo:margin-top="0cm" fo:margin-bottom="0cm" loext:contextual-spacing="false" fo:background-color="transparent" fo:padding="0cm"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style:style>
    <style:style style:name="P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Roboto" fo:font-size="11pt" fo:font-style="normal" style:text-underline-style="none" fo:font-weight="bold" style:text-blinking="false" fo:background-color="transparent"/>
    </style:style>
    <style:style style:name="P12"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P13" style:family="paragraph" style:parent-style-name="Text_20_body" style:list-style-name="L1">
      <loext:graphic-properties draw:fill="none" draw:fill-color="#ffffff"/>
      <style:paragraph-properties fo:background-color="transparent" fo:padding="0cm"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style:style>
    <style:style style:name="T1" style:family="text">
      <style:text-properties style:font-name="Roboto" fo:font-size="11pt" fo:font-style="normal" fo:font-weight="normal"/>
    </style:style>
    <style:style style:name="T2" style:family="text">
      <style:text-properties style:font-name="Roboto" fo:font-size="11pt" fo:font-style="normal" fo:font-weight="bold"/>
    </style:style>
    <style:style style:name="T3" style:family="text">
      <style:text-properties fo:font-variant="normal" fo:text-transform="none" fo:color="#000000" style:text-line-through-style="none" style:text-line-through-type="none" style:font-name="Roboto"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44ad691c-7fff-a8ae-790a-c412152da704"/>Graphical User Interface</text:p>
      <text:p text:style-name="Text_20_body"/>
      <text:p text:style-name="P3">1.1 Introduction:</text:p>
      <text:p text:style-name="P4">Graphical User Interface (GUI) has transformed the way users interact with electronic devices, ranging from desktop computers to smartphones and household appliances. GUI has played an important role in making computing more accessible and user-friendly, allowing users to interact with complex systems through visual interfaces. </text:p>
      <text:p text:style-name="P9">The evolution of GUIs has brought significant advancements in design principles, technological, and user experience. This literature survey aims to provide an overview of the Graphical User Interface, exploring its evolution, challenges, and future directions in the context of modern computing environments. </text:p>
      <text:p text:style-name="P9">By referring to relevant literature, this survey seeks to identify current gaps in knowledge, highlight areas for further research, and inform future advancements in GUI design and implementation.</text:p>
      <text:p text:style-name="Text_20_body"/>
      <text:p text:style-name="P3">1.1 Definition of Graphical User Interface (GUI)</text:p>
      <text:p text:style-name="P4">A graphical user interface (GUI) is a user interface that allows users to interact with electronic devices through graphical icons and visual indicators, text-based interfaces,typed commands and labels. GUIs are used in various electronic devices, including computers, smartphones, tablets, and household appliances, to simplify the user's interaction with the device and provide a more intuitive and user-friendly experience.</text:p>
      <text:p text:style-name="Text_20_body"/>
      <text:p text:style-name="P3">1.2 Importance of GUI in modern computing environment</text:p>
      <text:p text:style-name="P4">Graphical User Interfaces (GUIs) in the modern computing environment enhances usability and increases productivity. They provide visual interfaces that simplify complex tasks, offer immediate visual feedback. GUIs contribute to a positive user experience by creating visually satisfying interfaces, ultimately allowing seamless interaction between users and electronic devices.</text:p>
      <text:p text:style-name="Text_20_body"/>
      <text:p text:style-name="P3">2. Historic Perspective</text:p>
      <text:p text:style-name="P3">2.2 Early developments</text:p>
      <text:p text:style-name="P4">In the early days of computing, users communicated with machines using text based commands, which was difficult, complex and technical knowledge was required. In the 1970s, the development of Graphical User Interfaces (GUIs) evolved by introducing visual elements like icons, menus, pointers and windows. </text:p>
      <text:p text:style-name="P9">The Xerox Alto, developed in 1973, was one of the first computers to feature a GUI with a mouse for navigation, though the system never reached commercial production.</text:p>
      <text:p text:style-name="P10"><text:soft-page-break/> <text:span text:style-name="T1">The first commercially available computer with a GUI was the 1979 PERQ workstation, manufactured by Three Rivers Computer Corporation. </text:span></text:p>
      <text:p text:style-name="P9">Apple Computer brought out the first Macintosh in 1984. It became the first all-in-one personal computer to be a mass-market success.</text:p>
      <text:p text:style-name="P10"> <text:span text:style-name="T1">The original Macintosh computer was designed to make computing more accessible to non-technical users.The first version of Windows was released on November 20, 1985, as a graphical operating system shell for MS-DOS in response to the growing interest in graphical user interfaces (GUIs). </text:span></text:p>
      <text:p text:style-name="P9">Since then, GUIs have continued to evolve, becoming more intuitive and feature-rich, enabling users to interact with computers in more natural and user-friendly ways. Today, GUIs are present in various electronic devices, from smartphones to smart appliances, shaping the way we interact with technology on a daily basis.</text:p>
      <text:p text:style-name="Text_20_body"/>
      <text:p text:style-name="P3">3.Components of GUI</text:p>
      <text:p text:style-name="P11">1.Visual elements:</text:p>
      <text:p text:style-name="P12"><text:span text:style-name="T3">1.1  Icons:</text:span><text:span text:style-name="T5"> </text:span><text:span text:style-name="T4">Graphical representations used to symbolize commands, files, or applications, enhancing visual recognition and ease of use.</text:span></text:p>
      <text:p text:style-name="P12"><text:span text:style-name="T3">1.2  Windows:</text:span><text:span text:style-name="T5"> </text:span><text:span text:style-name="T4">Rectangular graphical areas on the screen that contain content, enabling multitasking and organizing information.</text:span></text:p>
      <text:p text:style-name="P12"><text:span text:style-name="T3">1.3 Menus:</text:span><text:span text:style-name="T5"> </text:span><text:span text:style-name="T4">Lists of options or commands displayed in a hierarchical structure, providing access to various functions within an application.</text:span></text:p>
      <text:p text:style-name="Text_20_body"/>
      <text:p text:style-name="P11">2. Interactive elements:</text:p>
      <text:p text:style-name="P12"><text:span text:style-name="T3">2.1. Buttons:</text:span><text:span text:style-name="T5"> </text:span><text:span text:style-name="T4">Graphical elements that users can click or tap to trigger actions, such as opening a file or submitting a form.</text:span></text:p>
      <text:p text:style-name="P12"><text:span text:style-name="T3">2.2. Text fields:</text:span><text:span text:style-name="T5"> </text:span><text:span text:style-name="T4">Input areas where users can enter alphanumeric text or numerical values, facilitating data entry and interaction.</text:span></text:p>
      <text:p text:style-name="P12"><text:span text:style-name="T3">2.3. Dropdown lists:</text:span><text:span text:style-name="T5"> </text:span><text:span text:style-name="T4">Interactive controls that display a list of options when clicked or tapped, allowing users to select from predefined choices.</text:span></text:p>
      <text:p text:style-name="Text_20_body"/>
      <text:p text:style-name="P11">3. User input devices:</text:p>
      <text:p text:style-name="P12"><text:span text:style-name="T3">3.1. Mouse:</text:span><text:span text:style-name="T5"> </text:span><text:span text:style-name="T4">Pointing device with buttons used to interact with GUI elements by moving a cursor on the screen.</text:span></text:p>
      <text:p text:style-name="P12"><text:span text:style-name="T3">3.2. Keyboard:</text:span><text:span text:style-name="T5"> </text:span><text:span text:style-name="T4">Input device with keys for typing alphanumeric characters and executing commands, providing an alternative input method to the mouse.</text:span></text:p>
      <text:p text:style-name="P12"><text:span text:style-name="T3">3.3. Touchscreen: </text:span><text:span text:style-name="T4">Display screen that senses touch inputs, allowing users to interact directly with GUI elements using their fingers or a stylus.</text:span></text:p>
      <text:p text:style-name="Text_20_body"/>
      <text:p text:style-name="P3">4. Principles of GUI Design</text:p>
      <text:p text:style-name="P6"><text:soft-page-break/><text:span text:style-name="T5">   </text:span><text:span text:style-name="T3">1. Usability principles</text:span></text:p>
      <text:p text:style-name="P5">      <text:span text:style-name="T2">1.1. Visibility</text:span></text:p>
      <text:p text:style-name="P5">      <text:span text:style-name="T2">1.2. Feedback</text:span></text:p>
      <text:p text:style-name="P5">      <text:span text:style-name="T2">1.3. Consistency</text:span></text:p>
      <text:p text:style-name="Text_20_body"/>
      <text:p text:style-name="P4">1. Visibility: Ensure that important features and functions are clearly visible and easily accessible to users without the need for extensive exploration.</text:p>
      <text:p text:style-name="P4">2. Feedback: Provide immediate and informative feedback to users in response to their actions, confirming successful interactions or notifying of errors.</text:p>
      <text:p text:style-name="P4">3. Consistency: Maintain consistency in design elements, terminology, and interaction patterns throughout the GUI to reduce cognitive load and enhance user understanding.</text:p>
      <text:p text:style-name="P4">4. Efficiency: Design GUIs to enable users to accomplish tasks quickly and efficiently, minimizing the number of steps and interactions required to complete common actions.</text:p>
      <text:p text:style-name="P4">5. Accessibility: Ensure that GUIs are accessible to users with diverse abilities and preferences, incorporating features such as keyboard navigation, screen reader compatibility, and adjustable font sizes.</text:p>
      <text:p text:style-name="Text_20_body"/>
      <text:p text:style-name="P3">5. Applications of GUI:</text:p>
      <text:p text:style-name="Text_20_body"/>
      <text:p text:style-name="P4">A. Business applications:</text:p>
      <text:p text:style-name="P5">   <text:span text:style-name="T1">- GUIs are widely used in business applications such as accounting software, customer relationship management (CRM) systems, and enterprise resource planning (ERP) platforms. These GUIs provide intuitive interfaces for managing finances, tracking sales, and analyzing business data.</text:span></text:p>
      <text:p text:style-name="Text_20_body"/>
      <text:p text:style-name="P4">B. Entertainment and gaming:</text:p>
      <text:p text:style-name="P5">   <text:span text:style-name="T1">- In the realm of entertainment and gaming, GUIs play a crucial role in providing immersive and interactive experiences for users. Video game interfaces feature graphical elements such as menus, buttons, and HUDs (Heads-Up Displays) to navigate game settings, control characters, and monitor game progress.</text:span></text:p>
      <text:p text:style-name="Text_20_body"/>
      <text:p text:style-name="P4">C. Educational software:</text:p>
      <text:p text:style-name="P5">   <text:span text:style-name="T1">- Educational software often employs GUIs to create engaging learning environments for students. GUI-based educational tools and applications facilitate interactive learning experiences by presenting educational content in visually appealing formats, offering multimedia resources, and enabling student interaction with course materials.</text:span></text:p>
      <text:p text:style-name="Text_20_body"/>
      <text:p text:style-name="P4"><text:soft-page-break/>D. Industrial and scientific applications:</text:p>
      <text:p text:style-name="P5">   <text:span text:style-name="T1">- GUIs are utilized in industrial and scientific applications for tasks such as data analysis, simulation, and control. GUI-based software tools enable engineers, scientists, and researchers to visualize complex data, perform simulations, and control equipment through graphical interfaces, enhancing productivity and facilitating decision-making in various domains.</text:span></text:p>
      <text:p text:style-name="Text_20_body"/>
      <text:p text:style-name="P3">6.Learning Curve:</text:p>
      <text:p text:style-name="P5"> <text:span text:style-name="T1">Despite their intuitiveness, Graphical User Interfaces (GUIs) can pose a learning curve for certain users, particularly those with limited technology experience. Navigating through menus, icons, and graphical elements may require time and effort, especially for older adults or individuals with cognitive impairments. While GUIs aim to simplify interaction with computers, the transition from traditional text-based interfaces to visual ones may present challenges for users accustomed to older paradigms. Providing adequate training and support can help mitigate these challenges and empower users to leverage the full capabilities of GUIs effectively.</text:span></text:p>
      <text:p text:style-name="Text_20_body"/>
      <text:p text:style-name="P3">7.Challenges in Graphical User Interface (GUI):</text:p>
      <text:p text:style-name="Text_20_body"/>
      <text:p text:style-name="P4">1. Consistency: Maintaining consistency in design elements, terminology, and interaction patterns across different platforms and applications poses a challenge for GUI designers, leading to confusion and cognitive load for users.</text:p>
      <text:p text:style-name="Text_20_body"/>
      <text:p text:style-name="P4">2. Accessibility: Ensuring that GUIs are accessible to users with disabilities, including those with visual, auditory, motor, or cognitive impairments, presents challenges in designing interfaces that accommodate diverse user needs and preferences.</text:p>
      <text:p text:style-name="Text_20_body"/>
      <text:p text:style-name="P4">3. Security: GUIs face security challenges related to protecting user data, preventing unauthorized access, and mitigating risks such as phishing attacks, malware, and social engineering exploits.</text:p>
      <text:p text:style-name="Text_20_body"/>
      <text:p text:style-name="P4">4. Performance: GUIs must balance aesthetic appeal with performance considerations, ensuring that interfaces are responsive, fluid, and fast-loading across different devices and network conditions.</text:p>
      <text:p text:style-name="Text_20_body"/>
      <text:p text:style-name="P5"> <text:span text:style-name="T1">Conclusion</text:span></text:p>
      <text:p text:style-name="P5">  <text:span text:style-name="T1">Summary of key findings:</text:span></text:p>
      <text:p text:style-name="Text_20_body"/>
      <text:p text:style-name="P4"><text:soft-page-break/>1. Graphical User Interfaces (GUIs) have transformed the way users interact with computers and electronic devices, enhancing usability, productivity, and accessibility.</text:p>
      <text:p text:style-name="Text_20_body"/>
      <text:p text:style-name="P4">2. Despite their intuitiveness, GUIs can pose a learning curve for certain users, particularly those with limited technology experience or cognitive impairments.</text:p>
      <text:p text:style-name="Text_20_body"/>
      <text:p text:style-name="P4">3. GUIs comprise various components, including visual elements like icons, windows, and menus, interactive elements such as buttons and text fields, and user input devices like mice, keyboards, and touchscreens.</text:p>
      <text:p text:style-name="Text_20_body"/>
      <text:p text:style-name="P4">4. Usability principles such as visibility, feedback, consistency, efficiency, and accessibility are essential for designing effective GUIs that meet user needs and preferences.</text:p>
      <text:p text:style-name="Text_20_body"/>
      <text:p text:style-name="P4">5. GUIs find applications across diverse domains, including business, entertainment, education, and industrial and scientific applications, where they facilitate data visualization, interaction, and control.</text:p>
      <text:p text:style-name="Text_20_body"/>
      <text:p text:style-name="P4">6. Challenges in GUI design include maintaining consistency, ensuring accessibility, managing screen clutter and information overload, addressing cross-device compatibility and security concerns, and optimizing performance.</text:p>
      <text:p text:style-name="Text_20_body"/>
      <text:p text:style-name="P4">7. Future trends in GUIs include the integration of voice and natural language interaction, AI-driven interfaces, immersive experiences, adaptive and context-aware interfaces, and support for multi-modal interaction.</text:p>
      <text:p text:style-name="Text_20_body"/>
      <text:p text:style-name="P4">Overall, GUIs play a critical role in modern computing, and addressing challenges while embracing emerging trends will be key to enhancing user experience and advancing the effectiveness and usability of GUIs in the future.</text:p>
      <text:p text:style-name="P5">  </text:p>
      <text:p text:style-name="Text_20_body"/>
      <text:list xml:id="list2002337162" text:style-name="L1">
        <text:list-item>
          <text:h text:style-name="P1" text:outline-level="1"><text:soft-page-break/></text:h>
        </text:list-item>
        <text:list-item>
          <text:h text:style-name="P1" text:outline-level="1"/>
        </text:list-item>
        <text:list-item>
          <text:h text:style-name="P1" text:outline-level="1">Past, Present, and Future of User Interface Software Tools</text:h>
        </text:list-item>
        <text:list-item>
          <text:p text:style-name="P7">DESIGNING THE USER INTERFACE</text:p>
        </text:list-item>
        <text:list-item>
          <text:p text:style-name="P7">Dix, A., Finlay, J., Abowd, G., &amp; Beale, R. (2004). Human-computer interaction. Prentice Hall.</text:p>
        </text:list-item>
        <text:list-item>
          <text:p text:style-name="P7">Beyond Human-Computer Interaction</text:p>
        </text:list-item>
        <text:list-item>
          <text:p text:style-name="P8"/>
        </text:list-item>
        <text:list-item>
          <text:p text:style-name="P13"/>
        </text:list-item>
      </text:list>
      <text:p text:style-name="Text_20_body"><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5T09:24:42.697532856</meta:creation-date>
    <dc:date>2024-02-15T09:43:51.220986022</dc:date>
    <meta:editing-duration>PT9M</meta:editing-duration>
    <meta:editing-cycles>2</meta:editing-cycles>
    <meta:generator>LibreOffice/6.4.7.2$Linux_X86_64 LibreOffice_project/40$Build-2</meta:generator>
    <meta:document-statistic meta:table-count="0" meta:image-count="0" meta:object-count="0" meta:page-count="6" meta:paragraph-count="76" meta:word-count="1416" meta:character-count="10315" meta:non-whitespace-character-count="8926"/>
  </office:meta>
</office:document-meta>
</file>